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1.8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0.1cm" svg:y="2.535cm">
            <draw:object draw:notify-on-update-of-ranges="Sheet1.A2:Sheet1.A2 Sheet1.B2:Sheet1.K2 Sheet1.A3:Sheet1.A3 Sheet1.B3:Sheet1.K3 Sheet1.A4:Sheet1.A4 Sheet1.B4:Sheet1.K4 Sheet1.A5:Sheet1.A5 Sheet1.B5:Sheet1.K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ссив символов</text:p>
          </table:table-cell>
          <table:table-cell office:value-type="float" office:value="0.00011022" calcext:value-type="float">
            <text:p>0,00011022</text:p>
          </table:table-cell>
          <table:table-cell office:value-type="float" office:value="0.00009537" calcext:value-type="float">
            <text:p>0,00009537</text:p>
          </table:table-cell>
          <table:table-cell office:value-type="float" office:value="0.000082691" calcext:value-type="float">
            <text:p>0,000082691</text:p>
          </table:table-cell>
          <table:table-cell office:value-type="float" office:value="0.000124844" calcext:value-type="float">
            <text:p>0,000124844</text:p>
          </table:table-cell>
          <table:table-cell office:value-type="float" office:value="0.000199848" calcext:value-type="float">
            <text:p>0,000199848</text:p>
          </table:table-cell>
          <table:table-cell office:value-type="float" office:value="0.000121774" calcext:value-type="float">
            <text:p>0,000121774</text:p>
          </table:table-cell>
          <table:table-cell office:value-type="float" office:value="0.000382249" calcext:value-type="float">
            <text:p>0,000382249</text:p>
          </table:table-cell>
          <table:table-cell office:value-type="float" office:value="0.000116424" calcext:value-type="float">
            <text:p>0,000116424</text:p>
          </table:table-cell>
          <table:table-cell office:value-type="float" office:value="0.000109707" calcext:value-type="float">
            <text:p>0,000109707</text:p>
          </table:table-cell>
          <table:table-cell office:value-type="float" office:value="0.000064643" calcext:value-type="float">
            <text:p>0,000064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float" office:value="0.00024965" calcext:value-type="float">
            <text:p>0,00024965</text:p>
          </table:table-cell>
          <table:table-cell office:value-type="float" office:value="0.000045311" calcext:value-type="float">
            <text:p>0,000045311</text:p>
          </table:table-cell>
          <table:table-cell office:value-type="float" office:value="0.000145641" calcext:value-type="float">
            <text:p>0,000145641</text:p>
          </table:table-cell>
          <table:table-cell office:value-type="float" office:value="0.000219429" calcext:value-type="float">
            <text:p>0,000219429</text:p>
          </table:table-cell>
          <table:table-cell office:value-type="float" office:value="0.000226254" calcext:value-type="float">
            <text:p>0,000226254</text:p>
          </table:table-cell>
          <table:table-cell office:value-type="float" office:value="0.000223676" calcext:value-type="float">
            <text:p>0,000223676</text:p>
          </table:table-cell>
          <table:table-cell office:value-type="float" office:value="0.000227304" calcext:value-type="float">
            <text:p>0,000227304</text:p>
          </table:table-cell>
          <table:table-cell office:value-type="float" office:value="0.000210012" calcext:value-type="float">
            <text:p>0,000210012</text:p>
          </table:table-cell>
          <table:table-cell office:value-type="float" office:value="0.000218882" calcext:value-type="float">
            <text:p>0,000218882</text:p>
          </table:table-cell>
          <table:table-cell office:value-type="float" office:value="0.00004995" calcext:value-type="float">
            <text:p>0,00004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массив битов</text:p>
          </table:table-cell>
          <table:table-cell office:value-type="float" office:value="0.00003313" calcext:value-type="float">
            <text:p>0,00003313</text:p>
          </table:table-cell>
          <table:table-cell office:value-type="float" office:value="0.000009995" calcext:value-type="float">
            <text:p>0,000009995</text:p>
          </table:table-cell>
          <table:table-cell office:value-type="float" office:value="0.00002956" calcext:value-type="float">
            <text:p>0,00002956</text:p>
          </table:table-cell>
          <table:table-cell office:value-type="float" office:value="0.000042724" calcext:value-type="float">
            <text:p>0,000042724</text:p>
          </table:table-cell>
          <table:table-cell office:value-type="float" office:value="0.000028053" calcext:value-type="float">
            <text:p>0,000028053</text:p>
          </table:table-cell>
          <table:table-cell office:value-type="float" office:value="0.000044868" calcext:value-type="float">
            <text:p>0,000044868</text:p>
          </table:table-cell>
          <table:table-cell office:value-type="float" office:value="0.000045828" calcext:value-type="float">
            <text:p>0,000045828</text:p>
          </table:table-cell>
          <table:table-cell office:value-type="float" office:value="0.0000372" calcext:value-type="float">
            <text:p>0,0000372</text:p>
          </table:table-cell>
          <table:table-cell office:value-type="float" office:value="0.000042665" calcext:value-type="float">
            <text:p>0,000042665</text:p>
          </table:table-cell>
          <table:table-cell office:value-type="float" office:value="0.000015208" calcext:value-type="float">
            <text:p>0,000015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машинное слово</text:p>
          </table:table-cell>
          <table:table-cell office:value-type="float" office:value="0.00005214" calcext:value-type="float">
            <text:p>0,00005214</text:p>
          </table:table-cell>
          <table:table-cell office:value-type="float" office:value="0.000009947" calcext:value-type="float">
            <text:p>0,000009947</text:p>
          </table:table-cell>
          <table:table-cell office:value-type="float" office:value="0.000028684" calcext:value-type="float">
            <text:p>0,000028684</text:p>
          </table:table-cell>
          <table:table-cell office:value-type="float" office:value="0.00005264" calcext:value-type="float">
            <text:p>0,00005264</text:p>
          </table:table-cell>
          <table:table-cell office:value-type="float" office:value="0.000024891" calcext:value-type="float">
            <text:p>0,000024891</text:p>
          </table:table-cell>
          <table:table-cell office:value-type="float" office:value="0.000045065" calcext:value-type="float">
            <text:p>0,000045065</text:p>
          </table:table-cell>
          <table:table-cell office:value-type="float" office:value="0.000045505" calcext:value-type="float">
            <text:p>0,000045505</text:p>
          </table:table-cell>
          <table:table-cell office:value-type="float" office:value="0.000026802" calcext:value-type="float">
            <text:p>0,000026802</text:p>
          </table:table-cell>
          <table:table-cell office:value-type="float" office:value="0.000045942" calcext:value-type="float">
            <text:p>0,000045942</text:p>
          </table:table-cell>
          <table:table-cell office:value-type="float" office:value="0.000013402" calcext:value-type="float">
            <text:p>0,000013402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ut</meta:initial-creator>
    <meta:editing-cycles>5</meta:editing-cycles>
    <meta:creation-date>2014-11-04T01:04:46</meta:creation-date>
    <dc:date>2014-11-04T02:38:04.505255416</dc:date>
    <meta:editing-duration>PT34M33S</meta:editing-duration>
    <meta:generator>LibreOffice/4.2.6.3$Linux_X86_64 LibreOffice_project/420m0$Build-3</meta:generator>
    <meta:document-statistic meta:table-count="1" meta:cell-count="5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454cm" style:legend-expansion="high" chart:style-name="ch2"/>
        <chart:plot-area chart:style-name="ch3" table:cell-range-address="Sheet1.A2:Sheet1.K5" chart:data-source-has-labels="column" svg:x="0.505cm" svg:y="0.855cm" svg:width="10.732cm" svg:height="7.544cm">
          <chartooo:coordinate-region svg:x="2.238cm" svg:y="1.054cm" svg:width="8.812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  <draw:g>
                  <svg:desc>Sheet1.A2:Sheet1.A2</svg:desc>
                </draw:g>
              </table:table-cell>
              <table:table-cell office:value-type="float" office:value="0.00011022">
                <text:p>0.00011022</text:p>
                <draw:g>
                  <svg:desc>Sheet1.B2:Sheet1.K2</svg:desc>
                </draw:g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</table:table-row>
            <table:table-row>
              <table:table-cell office:value-type="string">
                <text:p>список</text:p>
                <draw:g>
                  <svg:desc>Sheet1.A3:Sheet1.A3</svg:desc>
                </draw:g>
              </table:table-cell>
              <table:table-cell office:value-type="float" office:value="0.00024965">
                <text:p>0.00024965</text:p>
                <draw:g>
                  <svg:desc>Sheet1.B3:Sheet1.K3</svg:desc>
                </draw:g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</table:table-row>
            <table:table-row>
              <table:table-cell office:value-type="string">
                <text:p>массив битов</text:p>
                <draw:g>
                  <svg:desc>Sheet1.A4:Sheet1.A4</svg:desc>
                </draw:g>
              </table:table-cell>
              <table:table-cell office:value-type="float" office:value="0.00003313">
                <text:p>0.00003313</text:p>
                <draw:g>
                  <svg:desc>Sheet1.B4:Sheet1.K4</svg:desc>
                </draw:g>
              </table:table-cell>
              <table:table-cell office:value-type="float" office:value="0.000009995">
                <text:p>0.000009995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15208">
                <text:p>0.000015208</text:p>
              </table:table-cell>
            </table:table-row>
            <table:table-row>
              <table:table-cell office:value-type="string">
                <text:p>машинное слово</text:p>
                <draw:g>
                  <svg:desc>Sheet1.A5:Sheet1.A5</svg:desc>
                </draw:g>
              </table:table-cell>
              <table:table-cell office:value-type="float" office:value="0.00005214">
                <text:p>0.00005214</text:p>
                <draw:g>
                  <svg:desc>Sheet1.B5:Sheet1.K5</svg:desc>
                </draw:g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26802">
                <text:p>0.000026802</text:p>
              </table:table-cell>
              <table:table-cell office:value-type="float" office:value="0.000045942">
                <text:p>0.000045942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